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automatic-styles>
    <style:style style:name="P1" style:family="paragraph" style:parent-style-name="Text_20_body">
      <style:text-properties officeooo:paragraph-rsid="0001e8f5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Heritage: Văn Miếu – Quốc Tử Giám: heritageId: </text:span></text:span><text:span text:style-name="Strong_20_Emphasis"><text:span text:style-name="T1">67f3edb13834bd66e6e1c679</text:span></text:span></text:p>
      <text:p text:style-name="P1"><text:span text:style-name="Strong_20_Emphasis">Link tham khảo:</text:span> <text:a xlink:type="simple" xlink:href="https://vi.wikipedia.org/wiki/Văn_Miếu_–_Quốc_Tử_Giám" text:style-name="Internet_20_link" text:visited-style-name="Visited_20_Internet_20_Link">https://vi.wikipedia.org/wiki/Văn_Miếu_%E2%80%93_Qu%E1%BB%91c_T%E1%BB%AD_Gi%C3%A1m</text:a></text:p>
      <text:p text:style-name="P1"><text:span text:style-name="Strong_20_Emphasis">Câu 1:</text:span> Văn Miếu – Quốc Tử Giám được xây dựng vào thời nào?</text:p>
      <text:p text:style-name="P1">A. Thời Lý</text:p>
      <text:p text:style-name="P1">B. Thời Trần</text:p>
      <text:p text:style-name="P1">C. Thời Lê</text:p>
      <text:p text:style-name="P1">D. Thời Nguyễn</text:p>
      <text:p text:style-name="P1"><text:span text:style-name="Strong_20_Emphasis">Đáp án đúng:</text:span> A. Thời Lý</text:p>
      <text:p text:style-name="P1"><text:span text:style-name="Strong_20_Emphasis">Giải thích:</text:span> Văn Miếu được xây dựng năm 1070 dưới triều vua Lý Thánh Tông nhằm thờ Khổng Tử và các bậc hiền triết.</text:p>
      <text:p text:style-name="Horizontal_20_Line"/>
      <text:p text:style-name="P1"><text:span text:style-name="Strong_20_Emphasis">Câu 2:</text:span> Ai là người thành lập Quốc Tử Giám – trường đại học đầu tiên của Việt Nam?</text:p>
      <text:p text:style-name="P1">A. Lý Thánh Tông</text:p>
      <text:p text:style-name="P1">B. Lý Nhân Tông</text:p>
      <text:p text:style-name="P1">C. Trần Thái Tông</text:p>
      <text:p text:style-name="P1">D. Lê Thánh Tông</text:p>
      <text:p text:style-name="P1"><text:span text:style-name="Strong_20_Emphasis">Đáp án đúng:</text:span> B. Lý Nhân Tông</text:p>
      <text:p text:style-name="P1"><text:span text:style-name="Strong_20_Emphasis">Giải thích:</text:span> Năm 1076, vua Lý Nhân Tông cho thành lập Quốc Tử Giám để đào tạo nhân tài cho đất nước.</text:p>
      <text:p text:style-name="Horizontal_20_Line"/>
      <text:p text:style-name="P1"><text:span text:style-name="Strong_20_Emphasis">Câu 3:</text:span> Văn Miếu thờ ai là chính?</text:p>
      <text:p text:style-name="P1">A. Các vị vua nhà Lý</text:p>
      <text:p text:style-name="P1">B. Khổng Tử và các học trò</text:p>
      <text:p text:style-name="P1">C. Các danh nhân văn hóa Việt Nam</text:p>
      <text:p text:style-name="P1">D. Các anh hùng dân tộc</text:p>
      <text:p text:style-name="P1"><text:span text:style-name="Strong_20_Emphasis">Đáp án đúng:</text:span> B. Khổng Tử và các học trò</text:p>
      <text:p text:style-name="P1"><text:span text:style-name="Strong_20_Emphasis">Giải thích:</text:span> Văn Miếu thờ Khổng Tử, Tứ phối và các danh nho Việt Nam sau này.</text:p>
      <text:p text:style-name="Horizontal_20_Line"/>
      <text:p text:style-name="P1"><text:span text:style-name="Strong_20_Emphasis">Câu 4:</text:span> Quốc Tử Giám ban đầu chỉ dành cho con em của tầng lớp nào?</text:p>
      <text:p text:style-name="P1">A. Quan lại và quý tộc</text:p>
      <text:p text:style-name="P1">B. Nông dân</text:p>
      <text:p text:style-name="P1">C. Thương nhân</text:p>
      <text:p text:style-name="P1"><text:soft-page-break/>D. Thợ thủ công</text:p>
      <text:p text:style-name="P1"><text:span text:style-name="Strong_20_Emphasis">Đáp án đúng:</text:span> A. Quan lại và quý tộc</text:p>
      <text:p text:style-name="P1"><text:span text:style-name="Strong_20_Emphasis">Giải thích:</text:span> Quốc Tử Giám lúc đầu chỉ dành cho con cháu vua chúa, quý tộc, sau này mở rộng cho cả con em thường dân có học lực xuất sắc.</text:p>
      <text:p text:style-name="Horizontal_20_Line"/>
      <text:p text:style-name="P1"><text:span text:style-name="Strong_20_Emphasis">Câu 5:</text:span> Trong Văn Miếu hiện còn bao nhiêu bia tiến sĩ được dựng?</text:p>
      <text:p text:style-name="P1">A. 82 bia</text:p>
      <text:p text:style-name="P1">B. 78 bia</text:p>
      <text:p text:style-name="P1">C. 60 bia</text:p>
      <text:p text:style-name="P1">D. 90 bia</text:p>
      <text:p text:style-name="P1"><text:span text:style-name="Strong_20_Emphasis">Đáp án đúng:</text:span> A. 82 bia</text:p>
      <text:p text:style-name="P1"><text:span text:style-name="Strong_20_Emphasis">Giải thích:</text:span> Hiện nay tại Văn Miếu còn lưu giữ 82 tấm bia tiến sĩ ghi danh những người đỗ đại khoa qua các kỳ thi từ 1442 đến 1779.</text:p>
      <text:p text:style-name="Horizontal_20_Line"/>
      <text:p text:style-name="P1"><text:span text:style-name="Strong_20_Emphasis">Câu 6:</text:span> Hồ nước nằm trước Khuê Văn Các có tên là gì?</text:p>
      <text:p text:style-name="P1">A. Hồ Gươm</text:p>
      <text:p text:style-name="P1">B. Hồ Thiên Quang</text:p>
      <text:p text:style-name="P1">C. Hồ Trúc Bạch</text:p>
      <text:p text:style-name="P1">D. Hồ Tây</text:p>
      <text:p text:style-name="P1"><text:span text:style-name="Strong_20_Emphasis">Đáp án đúng:</text:span> B. Hồ Thiên Quang</text:p>
      <text:p text:style-name="P1"><text:span text:style-name="Strong_20_Emphasis">Giải thích:</text:span> Hồ Thiên Quang, còn gọi là giếng Thiên Quang, nằm ở giữa khuôn viên Văn Miếu, phản chiếu vẻ đẹp của Khuê Văn Các.</text:p>
      <text:p text:style-name="Horizontal_20_Line"/>
      <text:p text:style-name="P1"><text:span text:style-name="Strong_20_Emphasis">Câu 7:</text:span> Khuê Văn Các tại Văn Miếu được xây dựng dưới triều đại nào?</text:p>
      <text:p text:style-name="P1">A. Lý</text:p>
      <text:p text:style-name="P1">B. Trần</text:p>
      <text:p text:style-name="P1">C. Lê</text:p>
      <text:p text:style-name="P1">D. Nguyễn</text:p>
      <text:p text:style-name="P1"><text:span text:style-name="Strong_20_Emphasis">Đáp án đúng:</text:span> D. Nguyễn</text:p>
      <text:p text:style-name="P1"><text:span text:style-name="Strong_20_Emphasis">Giải thích:</text:span> Khuê Văn Các được xây dựng vào năm 1805 dưới triều vua Gia Long nhà Nguyễn.</text:p>
      <text:p text:style-name="Horizontal_20_Line"/>
      <text:p text:style-name="P1"><text:span text:style-name="Strong_20_Emphasis">Câu 8:</text:span> Ý nghĩa của hình ảnh "Khuê Văn Các" là gì?</text:p>
      <text:p text:style-name="P1">A. Biểu tượng quyền lực hoàng gia</text:p>
      <text:p text:style-name="P1"><text:soft-page-break/>B. Biểu tượng vẻ đẹp thiên nhiên</text:p>
      <text:p text:style-name="P1">C. Biểu tượng cho sự học hành, văn chương</text:p>
      <text:p text:style-name="P1">D. Biểu tượng cho võ công</text:p>
      <text:p text:style-name="P1"><text:span text:style-name="Strong_20_Emphasis">Đáp án đúng:</text:span> C. Biểu tượng cho sự học hành, văn chương</text:p>
      <text:p text:style-name="P1"><text:span text:style-name="Strong_20_Emphasis">Giải thích:</text:span> "Khuê Văn" là chòm sao tượng trưng cho văn học, vì vậy Khuê Văn Các tượng trưng cho sự tôn vinh nền giáo dục và trí tuệ.</text:p>
      <text:p text:style-name="Horizontal_20_Line"/>
      <text:p text:style-name="P1"><text:span text:style-name="Strong_20_Emphasis">Câu 9:</text:span> Bốn chữ Hán khắc trên cổng chính Văn Miếu là gì?</text:p>
      <text:p text:style-name="P1">A. Quốc Học Văn Miếu</text:p>
      <text:p text:style-name="P1">B. Văn Miếu Môn</text:p>
      <text:p text:style-name="P1">C. Học Hải Vô Nhai</text:p>
      <text:p text:style-name="P1">D. Văn Miếu Môn Tiền</text:p>
      <text:p text:style-name="P1"><text:span text:style-name="Strong_20_Emphasis">Đáp án đúng:</text:span> B. Văn Miếu Môn</text:p>
      <text:p text:style-name="P1"><text:span text:style-name="Strong_20_Emphasis">Giải thích:</text:span> Trên cổng chính vào Văn Miếu có đề bốn chữ Hán lớn: "Văn Miếu Môn" (門文廟) – nghĩa là "Cổng Văn Miếu".</text:p>
      <text:p text:style-name="Horizontal_20_Line"/>
      <text:p text:style-name="P1"><text:span text:style-name="Strong_20_Emphasis">Câu 10:</text:span> Văn Miếu được chia thành mấy khu chính?</text:p>
      <text:p text:style-name="P1">A. 2 khu</text:p>
      <text:p text:style-name="P1">B. 3 khu</text:p>
      <text:p text:style-name="P1">C. 5 khu</text:p>
      <text:p text:style-name="P1">D. 7 khu</text:p>
      <text:p text:style-name="P1"><text:span text:style-name="Strong_20_Emphasis">Đáp án đúng:</text:span> C. 5 khu</text:p>
      <text:p text:style-name="P1"><text:span text:style-name="Strong_20_Emphasis">Giải thích:</text:span> Văn Miếu được chia thành 5 khu: từ Đại Trung Môn, Khuê Văn Các, Hồ Thiên Quang, khu nhà Bái Đường, và khu nhà Thượng Điện.</text:p>
      <text:p text:style-name="Horizontal_20_Line"/>
      <text:p text:style-name="P1"><text:span text:style-name="Strong_20_Emphasis">Câu 11:</text:span> Đối tượng nào được đưa vào thờ ở Văn Miếu sau thời Khổng Tử?</text:p>
      <text:p text:style-name="P1">A. Các tướng lĩnh quân sự</text:p>
      <text:p text:style-name="P1">B. Các vị vua triều Nguyễn</text:p>
      <text:p text:style-name="P1">C. Các danh nho Việt Nam</text:p>
      <text:p text:style-name="P1">D. Các anh hùng khởi nghĩa</text:p>
      <text:p text:style-name="P1"><text:span text:style-name="Strong_20_Emphasis">Đáp án đúng:</text:span> C. Các danh nho Việt Nam</text:p>
      <text:p text:style-name="P1"><text:span text:style-name="Strong_20_Emphasis">Giải thích:</text:span> Ngoài Khổng Tử và Tứ phối, Văn Miếu còn thờ Chu Văn An cùng nhiều bậc danh nho tiêu biểu của Việt Nam.</text:p>
      <text:p text:style-name="Horizontal_20_Line"><text:soft-page-break/></text:p>
      <text:p text:style-name="P1"><text:span text:style-name="Strong_20_Emphasis">Câu 12:</text:span> Năm 2010, Văn Miếu được UNESCO công nhận danh hiệu gì?</text:p>
      <text:p text:style-name="P1">A. Di sản văn hóa thế giới</text:p>
      <text:p text:style-name="P1">B. Di tích lịch sử văn hóa quốc gia đặc biệt</text:p>
      <text:p text:style-name="P1">C. Kỷ lục thế giới về bia đá tiến sĩ</text:p>
      <text:p text:style-name="P1">D. Di sản văn hóa phi vật thể</text:p>
      <text:p text:style-name="P1"><text:span text:style-name="Strong_20_Emphasis">Đáp án đúng:</text:span> C. Kỷ lục thế giới về bia đá tiến sĩ</text:p>
      <text:p text:style-name="P1"><text:span text:style-name="Strong_20_Emphasis">Giải thích:</text:span> Năm 2010, 82 bia tiến sĩ tại Văn Miếu được UNESCO công nhận là Di sản tư liệu thế giới khu vực châu Á - Thái Bình Dươn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19:59.973053121</meta:creation-date>
    <dc:date>2025-04-27T21:24:24.550822274</dc:date>
    <meta:editing-duration>PT4M2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86" meta:word-count="802" meta:character-count="3502" meta:non-whitespace-character-count="2786"/>
  </office:meta>
</office:document-meta>
</file>